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0mm" svg:height="90.05mm" svg:x="270.09mm" svg:y="3.98mm">
            <draw:object draw:notify-on-update-of-ranges="Sheet1.H3:Sheet1.H12 Sheet1.I3:Sheet1.I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 Prime</text:p>
          </table:table-cell>
          <table:table-cell table:style-name="ce1"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00000" calcext:value-type="float">
            <text:p>1000000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000000" calcext:value-type="float">
            <text:p>100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Process</text:p>
          </table:table-cell>
          <table:table-cell table:number-columns-repeated="5"/>
          <table:table-cell office:value-type="string" calcext:value-type="string">
            <text:p>thread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4542" calcext:value-type="float">
            <text:p>4542</text:p>
          </table:table-cell>
          <table:table-cell table:number-columns-repeated="2"/>
          <table:table-cell office:value-type="float" office:value="65042" calcext:value-type="float">
            <text:p>65042</text:p>
          </table:table-cell>
          <table:table-cell office:value-type="float" office:value="65311" calcext:value-type="float">
            <text:p>65311</text:p>
          </table:table-cell>
          <table:table-cell/>
          <table:table-cell office:value-type="float" office:value="77103" calcext:value-type="float">
            <text:p>77103</text:p>
          </table:table-cell>
          <table:table-cell table:style-name="ce1" office:value-type="float" office:value="78455" calcext:value-type="float">
            <text:p>78455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4511" calcext:value-type="float">
            <text:p>4511</text:p>
          </table:table-cell>
          <table:table-cell table:number-columns-repeated="5"/>
          <table:table-cell office:value-type="float" office:value="77006" calcext:value-type="float">
            <text:p>77006</text:p>
          </table:table-cell>
          <table:table-cell office:value-type="float" office:value="77215" calcext:value-type="float">
            <text:p>77215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3793" calcext:value-type="float">
            <text:p>3793</text:p>
          </table:table-cell>
          <table:table-cell table:number-columns-repeated="5"/>
          <table:table-cell office:value-type="float" office:value="77110" calcext:value-type="float">
            <text:p>77110</text:p>
          </table:table-cell>
          <table:table-cell office:value-type="float" office:value="77225" calcext:value-type="float">
            <text:p>77225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3781" calcext:value-type="float">
            <text:p>3781</text:p>
          </table:table-cell>
          <table:table-cell table:number-columns-repeated="5"/>
          <table:table-cell office:value-type="float" office:value="76493" calcext:value-type="float">
            <text:p>76493</text:p>
          </table:table-cell>
          <table:table-cell office:value-type="float" office:value="76574" calcext:value-type="float">
            <text:p>76574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4207" calcext:value-type="float">
            <text:p>4207</text:p>
          </table:table-cell>
          <table:table-cell table:number-columns-repeated="5"/>
          <table:table-cell office:value-type="float" office:value="76704" calcext:value-type="float">
            <text:p>76704</text:p>
          </table:table-cell>
          <table:table-cell office:value-type="float" office:value="76904" calcext:value-type="float">
            <text:p>76904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4401" calcext:value-type="float">
            <text:p>4401</text:p>
          </table:table-cell>
          <table:table-cell table:number-columns-repeated="5"/>
          <table:table-cell office:value-type="float" office:value="76740" calcext:value-type="float">
            <text:p>76740</text:p>
          </table:table-cell>
          <table:table-cell office:value-type="float" office:value="77387" calcext:value-type="float">
            <text:p>77387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4278" calcext:value-type="float">
            <text:p>4278</text:p>
          </table:table-cell>
          <table:table-cell table:number-columns-repeated="5"/>
          <table:table-cell office:value-type="float" office:value="78484" calcext:value-type="float">
            <text:p>78484</text:p>
          </table:table-cell>
          <table:table-cell office:value-type="float" office:value="77525" calcext:value-type="float">
            <text:p>7752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108" calcext:value-type="float">
            <text:p>4108</text:p>
          </table:table-cell>
          <table:table-cell table:number-columns-repeated="5"/>
          <table:table-cell office:value-type="float" office:value="77534" calcext:value-type="float">
            <text:p>77534</text:p>
          </table:table-cell>
          <table:table-cell office:value-type="float" office:value="77119" calcext:value-type="float">
            <text:p>77119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4231" calcext:value-type="float">
            <text:p>4231</text:p>
          </table:table-cell>
          <table:table-cell table:number-columns-repeated="5"/>
          <table:table-cell office:value-type="float" office:value="76783" calcext:value-type="float">
            <text:p>76783</text:p>
          </table:table-cell>
          <table:table-cell office:value-type="float" office:value="76451" calcext:value-type="float">
            <text:p>76451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4451" calcext:value-type="float">
            <text:p>4451</text:p>
          </table:table-cell>
          <table:table-cell table:number-columns-repeated="5"/>
          <table:table-cell office:value-type="float" office:value="77140" calcext:value-type="float">
            <text:p>77140</text:p>
          </table:table-cell>
          <table:table-cell office:value-type="float" office:value="77418" calcext:value-type="float">
            <text:p>77418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4440" calcext:value-type="float">
            <text:p>4440</text:p>
          </table:table-cell>
          <table:table-cell table:number-columns-repeated="7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4276" calcext:value-type="float">
            <text:p>4276</text:p>
          </table:table-cell>
          <table:table-cell table:number-columns-repeated="7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424" calcext:value-type="float">
            <text:p>4424</text:p>
          </table:table-cell>
          <table:table-cell table:number-columns-repeated="7"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4519" calcext:value-type="float">
            <text:p>4519</text:p>
          </table:table-cell>
          <table:table-cell table:number-columns-repeated="5"/>
          <table:table-cell table:formula="of:=AVERAGE([.H3:.H12])" office:value-type="float" office:value="77109.7" calcext:value-type="float">
            <text:p>77109.7</text:p>
          </table:table-cell>
          <table:table-cell table:formula="of:=AVERAGE([.I3:.I12])" office:value-type="float" office:value="77227.3" calcext:value-type="float">
            <text:p>77227.3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4534" calcext:value-type="float">
            <text:p>4534</text:p>
          </table:table-cell>
          <table:table-cell table:number-columns-repeated="7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4479" calcext:value-type="float">
            <text:p>4479</text:p>
          </table:table-cell>
          <table:table-cell table:number-columns-repeated="7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3913" calcext:value-type="float">
            <text:p>3913</text:p>
          </table:table-cell>
          <table:table-cell table:number-columns-repeated="7"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3923" calcext:value-type="float">
            <text:p>3923</text:p>
          </table:table-cell>
          <table:table-cell table:number-columns-repeated="7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4067" calcext:value-type="float">
            <text:p>4067</text:p>
          </table:table-cell>
          <table:table-cell table:number-columns-repeated="7"/>
        </table:table-row>
        <table:table-row table:style-name="ro1">
          <table:table-cell table:formula="of:=AVERAGE([.$A2:.$A21])" office:value-type="float" office:value="4249.36842105263" calcext:value-type="float">
            <text:p>4249.3684210526</text:p>
          </table:table-cell>
          <table:table-cell table:style-name="ce2" table:formula="of:=AVERAGE([.$B2:.$B21])" office:value-type="float" office:value="4256.73684210526" calcext:value-type="float">
            <text:p>4256.736842105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00-00-00</text:date>, <text:time style:data-style-name="N2" text:time-value="22:17:48.824601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2:17:49.070024921</meta:creation-date>
    <meta:editing-duration>PT15H8M50S</meta:editing-duration>
    <meta:editing-cycles>3</meta:editing-cycles>
    <meta:generator>LibreOffice/4.4.7.2$Linux_X86_64 LibreOffice_project/40m0$Build-2</meta:generator>
    <dc:date>2016-01-15T14:27:00.589638828</dc:date>
    <meta:document-statistic meta:table-count="1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legend chart:legend-position="end" svg:x="13.149cm" svg:y="3.955cm" style:legend-expansion="high" chart:style-name="ch2"/>
        <chart:plot-area chart:style-name="ch3" table:cell-range-address="Sheet1.H3:Sheet1.I12" svg:x="0.32cm" svg:y="0.18cm" svg:width="12.509cm" svg:height="8.646cm">
          <chartooo:coordinate-region svg:x="1.497cm" svg:y="0.379cm" svg:width="10.15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H3:Sheet1.H12" chart:class="chart:line">
            <chart:data-point chart:repeated="10"/>
          </chart:series>
          <chart:series chart:attached-axis="primary-y" chart:style-name="ch8" chart:values-cell-range-address="Sheet1.I3:Sheet1.I1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103">
                <text:p>77103</text:p>
                <draw:g>
                  <svg:desc>Sheet1.H3:Sheet1.H12</svg:desc>
                </draw:g>
              </table:table-cell>
              <table:table-cell office:value-type="float" office:value="78455">
                <text:p>78455</text:p>
                <draw:g>
                  <svg:desc>Sheet1.I3:Sheet1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006">
                <text:p>77006</text:p>
              </table:table-cell>
              <table:table-cell office:value-type="float" office:value="77215">
                <text:p>77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110">
                <text:p>77110</text:p>
              </table:table-cell>
              <table:table-cell office:value-type="float" office:value="77225">
                <text:p>77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493">
                <text:p>76493</text:p>
              </table:table-cell>
              <table:table-cell office:value-type="float" office:value="76574">
                <text:p>76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704">
                <text:p>76704</text:p>
              </table:table-cell>
              <table:table-cell office:value-type="float" office:value="76904">
                <text:p>76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740">
                <text:p>76740</text:p>
              </table:table-cell>
              <table:table-cell office:value-type="float" office:value="77387">
                <text:p>77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484">
                <text:p>78484</text:p>
              </table:table-cell>
              <table:table-cell office:value-type="float" office:value="77525">
                <text:p>77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534">
                <text:p>77534</text:p>
              </table:table-cell>
              <table:table-cell office:value-type="float" office:value="77119">
                <text:p>77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783">
                <text:p>76783</text:p>
              </table:table-cell>
              <table:table-cell office:value-type="float" office:value="76451">
                <text:p>76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140">
                <text:p>77140</text:p>
              </table:table-cell>
              <table:table-cell office:value-type="float" office:value="77418">
                <text:p>774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